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cumentMetric" style:family="table">
      <style:table-properties style:width="6.6896in" table:align="left"/>
    </style:style>
    <style:style style:name="DocumentMetric.A" style:family="table-column">
      <style:table-column-properties style:column-width="1.8708in"/>
    </style:style>
    <style:style style:name="DocumentMetric.B" style:family="table-column">
      <style:table-column-properties style:column-width="0.6347in"/>
    </style:style>
    <style:style style:name="DocumentMetric.C" style:family="table-column">
      <style:table-column-properties style:column-width="0.8729in"/>
    </style:style>
    <style:style style:name="DocumentMetric.E" style:family="table-column">
      <style:table-column-properties style:column-width="0.0285in"/>
    </style:style>
    <style:style style:name="DocumentMetric.F" style:family="table-column">
      <style:table-column-properties style:column-width="1.2188in"/>
    </style:style>
    <style:style style:name="DocumentMetric.G" style:family="table-column">
      <style:table-column-properties style:column-width="1.191in"/>
    </style:style>
    <style:style style:name="DocumentMetric.A1" style:family="table-cell">
      <style:table-cell-properties fo:padding="0.0382in" fo:border="0.05pt solid #000000"/>
    </style:style>
    <style:style style:name="DocumentMetric.A2" style:family="table-cell">
      <style:table-cell-properties fo:padding="0.0382in" fo:border-left="0.05pt solid #000000" fo:border-right="none" fo:border-top="none" fo:border-bottom="0.05pt solid #000000"/>
    </style:style>
    <style:style style:name="DocumentMetric.G2" style:family="table-cell">
      <style:table-cell-properties fo:padding="0.0382in" fo:border-left="0.05pt solid #000000" fo:border-right="0.05pt solid #000000" fo:border-top="none" fo:border-bottom="0.05pt solid #000000"/>
    </style:style>
    <style:style style:name="DocumentMetric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DocumentMetric.G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DocumentMetric.9" style:family="table-row">
      <style:table-row-properties style:min-row-height="0.6229in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0.6917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6208in"/>
    </style:style>
    <style:style style:name="Table1.D" style:family="table-column">
      <style:table-column-properties style:column-width="3.3792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021in"/>
    </style:style>
    <style:style style:name="P1" style:family="paragraph" style:parent-style-name="Standard">
      <style:paragraph-properties fo:text-align="center" style:justify-single-word="false"/>
      <style:text-properties fo:font-size="14pt" officeooo:rsid="0001f40f" officeooo:paragraph-rsid="0001f40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f40f" officeooo:paragraph-rsid="0001f40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2d024b" officeooo:paragraph-rsid="002d024b" style:font-size-asian="14pt" style:font-style-asian="italic" style:font-size-complex="14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04fcd0" officeooo:paragraph-rsid="0004fcd0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0a70fa" officeooo:paragraph-rsid="000a70fa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0bcfba" officeooo:paragraph-rsid="000bcfba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425da6" officeooo:paragraph-rsid="00425da6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d0aa5" officeooo:paragraph-rsid="000d0aa5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f456f" officeooo:paragraph-rsid="000f456f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111e4" officeooo:paragraph-rsid="001111e4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4ebb7" officeooo:paragraph-rsid="0014ebb7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279b5e" officeooo:paragraph-rsid="00279b5e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284e9a" officeooo:paragraph-rsid="00284e9a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28a00e" officeooo:paragraph-rsid="0028a00e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2ef63e" officeooo:paragraph-rsid="002ef63e" style:font-size-asian="14pt" style:font-size-complex="14pt"/>
    </style:style>
    <style:style style:name="P16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348ed" officeooo:paragraph-rsid="000348e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4fcd0" officeooo:paragraph-rsid="0004fcd0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4fcd0" officeooo:paragraph-rsid="0005f2cb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59709" officeooo:paragraph-rsid="00059709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5f2cb" officeooo:paragraph-rsid="0005f2cb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d0aa5" officeooo:paragraph-rsid="000d0aa5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f456f" officeooo:paragraph-rsid="000f456f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120ce7" officeooo:paragraph-rsid="00120ce7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officeooo:rsid="00251295" officeooo:paragraph-rsid="00251295" style:font-size-asian="14pt" style:font-size-complex="14pt"/>
    </style:style>
    <style:style style:name="P25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officeooo:rsid="002589b2" officeooo:paragraph-rsid="002589b2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2d024b" officeooo:paragraph-rsid="002d024b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7da385" officeooo:paragraph-rsid="007da38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7e846d" officeooo:paragraph-rsid="007e846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7efecb" officeooo:paragraph-rsid="007efec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808027" officeooo:paragraph-rsid="0080802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823038" officeooo:paragraph-rsid="0082303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83e76a" officeooo:paragraph-rsid="0083e76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884e25" officeooo:paragraph-rsid="00884e2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8996d3" officeooo:paragraph-rsid="008996d3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7bcb6b" officeooo:paragraph-rsid="007bcb6b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7c34e6" officeooo:paragraph-rsid="007c34e6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89d9f5" officeooo:paragraph-rsid="0089d9f5" style:font-size-asian="14pt" style:font-size-complex="14pt"/>
    </style:style>
    <style:style style:name="T1" style:family="text">
      <style:text-properties officeooo:rsid="00083de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024b" style:font-weight-asian="bold" style:font-weight-complex="bold"/>
    </style:style>
    <style:style style:name="T4" style:family="text">
      <style:text-properties fo:font-weight="bold" officeooo:rsid="007da385" style:font-weight-asian="bold" style:font-weight-complex="bold"/>
    </style:style>
    <style:style style:name="T5" style:family="text">
      <style:text-properties officeooo:rsid="004189ce"/>
    </style:style>
    <style:style style:name="T6" style:family="text">
      <style:text-properties officeooo:rsid="007995ee"/>
    </style:style>
    <style:style style:name="T7" style:family="text">
      <style:text-properties officeooo:rsid="0079df12"/>
    </style:style>
    <style:style style:name="T8" style:family="text">
      <style:text-properties officeooo:rsid="007bcb6b"/>
    </style:style>
    <style:style style:name="T9" style:family="text">
      <style:text-properties officeooo:rsid="007c34e6"/>
    </style:style>
    <style:style style:name="T10" style:family="text">
      <style:text-properties officeooo:rsid="007efecb"/>
    </style:style>
    <style:style style:name="T11" style:family="text">
      <style:text-properties officeooo:rsid="0085477e"/>
    </style:style>
    <style:style style:name="T12" style:family="text">
      <style:text-properties officeooo:rsid="0086451b"/>
    </style:style>
    <style:style style:name="T13" style:family="text">
      <style:text-properties officeooo:rsid="008b60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ELLULAR AUTOMATON</text:span><text:span text:style-name="T2"> </text:span>– <text:span text:style-name="T7">CHANGE LOG</text:span></text:p>
      <text:p text:style-name="P3">Jędrzej Fijałkow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DocumentMetric" table:style-name="DocumentMetric">
        <table:table-column table:style-name="DocumentMetric.A"/>
        <table:table-column table:style-name="DocumentMetric.B"/>
        <table:table-column table:style-name="DocumentMetric.C" table:number-columns-repeated="2"/>
        <table:table-column table:style-name="DocumentMetric.E"/>
        <table:table-column table:style-name="DocumentMetric.F"/>
        <table:table-column table:style-name="DocumentMetric.G"/>
        <table:table-row>
          <table:table-cell table:style-name="DocumentMetric.A1" table:number-columns-spanned="7" office:value-type="string">
            <text:p text:style-name="P16">Document metr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17">Project:</text:p>
          </table:table-cell>
          <table:table-cell table:style-name="DocumentMetric.A2" table:number-columns-spanned="3" office:value-type="string">
            <text:p text:style-name="P4">Cellular <text:span text:style-name="T1">Automaton</text:span> </text:p>
          </table:table-cell>
          <table:covered-table-cell/>
          <table:covered-table-cell/>
          <table:table-cell table:style-name="DocumentMetric.A2" table:number-columns-spanned="2" office:value-type="string">
            <text:p text:style-name="P18">Company:</text:p>
          </table:table-cell>
          <table:covered-table-cell/>
          <table:table-cell table:style-name="DocumentMetric.G2" office:value-type="string">
            <text:p text:style-name="P4">WUT</text:p>
          </table:table-cell>
        </table:table-row>
        <table:table-row>
          <table:table-cell table:style-name="DocumentMetric.A2" office:value-type="string">
            <text:p text:style-name="P19">Name:</text:p>
          </table:table-cell>
          <table:table-cell table:style-name="DocumentMetric.G2" table:number-columns-spanned="6" office:value-type="string">
            <text:p text:style-name="P35">Changelo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20">Topics:</text:p>
          </table:table-cell>
          <table:table-cell table:style-name="DocumentMetric.G2" table:number-columns-spanned="6" office:value-type="string">
            <text:p text:style-name="P35">Chan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20">Author:</text:p>
          </table:table-cell>
          <table:table-cell table:style-name="DocumentMetric.G2" table:number-columns-spanned="6" office:value-type="string">
            <text:p text:style-name="P5">Jędrzej Fijałkowsk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20">File:</text:p>
          </table:table-cell>
          <table:table-cell table:style-name="DocumentMetric.G2" table:number-columns-spanned="6" office:value-type="string">
            <text:p text:style-name="P6"><text:span text:style-name="T13">changelog</text:span>.<text:span text:style-name="T5">od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7" office:value-type="string">
            <text:p text:style-name="P20">Version no:</text:p>
          </table:table-cell>
          <table:table-cell table:style-name="DocumentMetric.A7" office:value-type="string">
            <text:p text:style-name="P7">1.0</text:p>
          </table:table-cell>
          <table:table-cell table:style-name="DocumentMetric.A7" office:value-type="string">
            <text:p text:style-name="P21">Status:</text:p>
          </table:table-cell>
          <table:table-cell table:style-name="DocumentMetric.A7" table:number-columns-spanned="2" office:value-type="string">
            <text:p text:style-name="P8">Working</text:p>
          </table:table-cell>
          <table:covered-table-cell/>
          <table:table-cell table:style-name="DocumentMetric.A7" office:value-type="string">
            <text:p text:style-name="P22">Opening date:</text:p>
          </table:table-cell>
          <table:table-cell table:style-name="DocumentMetric.G7" office:value-type="string">
            <text:p text:style-name="P9">2016-0<text:span text:style-name="T8">6</text:span>-0<text:span text:style-name="T8">1</text:span></text:p>
          </table:table-cell>
        </table:table-row>
        <table:table-row>
          <table:table-cell table:style-name="DocumentMetric.A2" office:value-type="string">
            <text:p text:style-name="P20">Summary:</text:p>
          </table:table-cell>
          <table:table-cell table:style-name="DocumentMetric.G2" table:number-columns-spanned="6" office:value-type="string">
            <text:p text:style-name="P37">Change Log of CA 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DocumentMetric.9">
          <table:table-cell table:style-name="DocumentMetric.A7" office:value-type="string">
            <text:p text:style-name="P20">Authorized by:</text:p>
          </table:table-cell>
          <table:table-cell table:style-name="DocumentMetric.A7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DocumentMetric.A2" office:value-type="string">
            <text:p text:style-name="P23">Last modification date:</text:p>
          </table:table-cell>
          <table:table-cell table:style-name="DocumentMetric.G7" office:value-type="string">
            <text:p text:style-name="P11">2016-0<text:span text:style-name="T8">6</text:span>-0<text:span text:style-name="T8">1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4">History of chang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5">Version</text:p>
          </table:table-cell>
          <table:table-cell table:style-name="Table1.A2" office:value-type="string">
            <text:p text:style-name="P25">Date</text:p>
          </table:table-cell>
          <table:table-cell table:style-name="Table1.A2" office:value-type="string">
            <text:p text:style-name="P25">Who</text:p>
          </table:table-cell>
          <table:table-cell table:style-name="Table1.D2" office:value-type="string">
            <text:p text:style-name="P25">Description</text:p>
          </table:table-cell>
        </table:table-row>
        <table:table-row>
          <table:table-cell table:style-name="Table1.A2" office:value-type="string">
            <text:p text:style-name="P12">01</text:p>
          </table:table-cell>
          <table:table-cell table:style-name="Table1.A2" office:value-type="string">
            <text:p text:style-name="P12">2016-0<text:span text:style-name="T9">6</text:span>-0<text:span text:style-name="T9">1</text:span></text:p>
          </table:table-cell>
          <table:table-cell table:style-name="Table1.A2" office:value-type="string">
            <text:p text:style-name="P12">Jędrzej Fijałkowski</text:p>
          </table:table-cell>
          <table:table-cell table:style-name="Table1.D2" office:value-type="string">
            <text:p text:style-name="P12">Document layout preparation </text:p>
          </table:table-cell>
        </table:table-row>
        <table:table-row>
          <table:table-cell table:style-name="Table1.A2" office:value-type="string">
            <text:p text:style-name="P13">02</text:p>
          </table:table-cell>
          <table:table-cell table:style-name="Table1.A2" office:value-type="string">
            <text:p text:style-name="P13">2016-0<text:span text:style-name="T9">6</text:span>-0<text:span text:style-name="T9">1</text:span></text:p>
          </table:table-cell>
          <table:table-cell table:style-name="Table1.A2" office:value-type="string">
            <text:p text:style-name="P14">Jędrzej Fijałkowski</text:p>
          </table:table-cell>
          <table:table-cell table:style-name="Table1.D2" office:value-type="string">
            <text:p text:style-name="P36">Changes to models</text:p>
          </table:table-cell>
        </table:table-row>
        <table:table-row table:style-name="Table1.5">
          <table:table-cell table:style-name="Table1.A2" office:value-type="string">
            <text:p text:style-name="P36">03</text:p>
          </table:table-cell>
          <table:table-cell table:style-name="Table1.A2" office:value-type="string">
            <text:p text:style-name="P15">2016-0<text:span text:style-name="T9">6</text:span>-0<text:span text:style-name="T9">1</text:span></text:p>
          </table:table-cell>
          <table:table-cell table:style-name="Table1.A2" office:value-type="string">
            <text:p text:style-name="P15">Jędrzej Fijałkowski</text:p>
          </table:table-cell>
          <table:table-cell table:style-name="Table1.D2" office:value-type="string">
            <text:p text:style-name="P36">Changes to GUI flow</text:p>
          </table:table-cell>
        </table:table-row>
      </table:table>
      <text:p text:style-name="P2"/>
      <text:p text:style-name="P26"><text:span text:style-name="T2">1. </text:span><text:span text:style-name="T4">Models</text:span></text:p>
      <text:p text:style-name="P27"><text:soft-page-break/>Cells contain their neighbours as cells array not as a hashmap, but their neighbours are calculated each time based on a position in a grid.</text:p>
      <text:p text:style-name="P27"/>
      <text:p text:style-name="P32"><text:span text:style-name="T11">Added </text:span>Rule <text:span text:style-name="T11">as</text:span> an abstract class that all rules extend <text:span text:style-name="T12">instead of an interface</text:span>.</text:p>
      <text:p text:style-name="P27"/>
      <text:p text:style-name="P34">Used ListViews as a way to display rules as a list.</text:p>
      <text:p text:style-name="P27"/>
      <text:p text:style-name="P28">GUI:</text:p>
      <text:p text:style-name="P28">The option to change the refresh rate was removed.</text:p>
      <text:p text:style-name="P28">The <text:span text:style-name="T10">user can zoom in and out the the grid.</text:span></text:p>
      <text:p text:style-name="P29">The Grid can be moved using the mouse drag option.</text:p>
      <text:p text:style-name="P30">The Initial State of an automaton can be added directly in the grid(by clicking).</text:p>
      <text:p text:style-name="P31">User can't delete once declared rules.</text:p>
      <text:p text:style-name="P33">User can save and load current state of the automaton.</text:p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8:49:51.682993032</meta:creation-date>
    <meta:generator>LibreOffice/4.2.8.2$Linux_X86_64 LibreOffice_project/420m0$Build-2</meta:generator>
    <dc:date>2016-06-02T15:02:35.015984050</dc:date>
    <meta:editing-duration>PT3H50M12S</meta:editing-duration>
    <meta:editing-cycles>138</meta:editing-cycles>
    <dc:creator>Jędrek </dc:creator>
    <meta:document-statistic meta:table-count="2" meta:image-count="0" meta:object-count="0" meta:page-count="2" meta:paragraph-count="54" meta:word-count="183" meta:character-count="1102" meta:non-whitespace-character-count="970"/>
  </office:meta>
</office:document-meta>
</file>